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imes" svg:font-family="Times"/>
    <style:font-face style:name="Times New Roman" svg:font-family="'Times New Roman'"/>
    <style:font-face style:name="monospace" svg:font-family="monospace"/>
    <style:font-face style:name="Times New Roman1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/>
    </style:style>
    <style:style style:name="P2" style:family="paragraph" style:parent-style-name="Standard">
      <style:text-properties style:font-name="Times New Roman" fo:font-size="12pt"/>
    </style:style>
    <style:style style:name="P3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5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6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 Neue" fo:font-size="6.90000009536743pt" fo:letter-spacing="normal" fo:font-style="normal" fo:font-weight="normal"/>
    </style:style>
    <style:style style:name="P7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 Neue" fo:font-size="10pt" fo:letter-spacing="normal" fo:font-style="normal" fo:font-weight="normal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" fo:font-size="10pt" fo:letter-spacing="normal" fo:font-style="normal" fo:font-weight="normal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font-name="Times New Roman" fo:font-size="12pt"/>
    </style:style>
    <style:style style:name="T1" style:family="text">
      <style:text-properties style:font-name="Times New Roman"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variant="normal" fo:text-transform="none" fo:color="#00008b" style:text-line-through-style="none" style:font-name="monospace" fo:font-size="14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00008b" style:text-line-through-style="none" style:font-name="monospace" fo:letter-spacing="normal" fo:font-style="normal" style:text-underline-style="none" fo:font-weight="normal" style:text-blinking="false"/>
    </style:style>
    <style:style style:name="T6" style:family="text">
      <style:text-properties fo:font-variant="normal" fo:text-transform="none" fo:color="#00008b" style:text-line-through-style="none" style:font-name="monospace" fo:font-size="10pt" fo:letter-spacing="normal" fo:font-style="normal" style:text-underline-style="none" fo:font-weight="normal" style:text-blinking="false" style:font-size-asian="10pt" style:font-size-complex="10pt"/>
    </style:style>
    <style:style style:name="T7" style:family="text">
      <style:text-properties fo:font-variant="normal" fo:text-transform="none" fo:color="#00008b" style:text-line-through-style="none" fo:font-size="10pt" fo:letter-spacing="normal" fo:font-style="normal" style:text-underline-style="none" fo:font-weight="normal" style:text-blinking="false" style:font-size-asian="10pt" style:font-size-complex="10pt"/>
    </style:style>
    <style:style style:name="T8" style:family="text">
      <style:text-properties fo:font-variant="normal" fo:text-transform="none" fo:color="#00008b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text:list-style style:name="L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for Willingdon Heights United Church Web Pages</text:p>
      <text:p text:style-name="P1"/>
      <text:p text:style-name="P1">Install sqlite3 from <text:a xlink:type="simple" xlink:href="http://www.sqlite.org/download.html" text:style-name="Internet_20_link" text:visited-style-name="Visited_20_Internet_20_Link">http://www.sqlite.org/download.html</text:a>:</text:p>
      <text:p text:style-name="P1"><text:tab/>C:\Users\russell\Downloads\sqlite-shell-win32-x86-3080301.zip</text:p>
      <text:p text:style-name="P1">Open the zip file and copy sqlite3 into \Users\russell\bin</text:p>
      <text:p text:style-name="P1">(Note, this is not necessary under Maverick, which already has sqlite installed.)</text:p>
      <text:p text:style-name="P1"/>
      <text:p text:style-name="P1">For an IDE, install spider using the DMG from</text:p>
      <text:p text:style-name="P1"><text:s text:c="2"/><text:a xlink:type="simple" xlink:href="https://code.google.com/p/spyderlib/" text:style-name="Internet_20_link" text:visited-style-name="Visited_20_Internet_20_Link">https://code.google.com/p/spyderlib/</text:a></text:p>
      <text:p text:style-name="P1"/>
      <text:p text:style-name="P1">Run the shell with:</text:p>
      <text:p text:style-name="P1"><text:tab/>manage.py dbshell</text:p>
      <text:p text:style-name="P1"/>
      <text:p text:style-name="P1">Administrator Accounts:</text:p>
      <text:p text:style-name="P1">whuc_admin: whuc_may05</text:p>
      <text:p text:style-name="P1"/>
      <text:p text:style-name="P1">Adminstrative actions on development server:</text:p>
      <text:list xml:id="list3010789817902091148" text:style-name="L1">
        <text:list-item>
          <text:p text:style-name="P3">Location of django source code</text:p>
        </text:list-item>
      </text:list>
      <text:p text:style-name="P4">Projects/whuc</text:p>
      <text:p text:style-name="P4"/>
      <text:list xml:id="list277520404" text:continue-numbering="true" text:style-name="L1">
        <text:list-item>
          <text:p text:style-name="P3">Start server </text:p>
          <text:list>
            <text:list-header>
              <text:p text:style-name="P5">manage.py runserver</text:p>
            </text:list-header>
          </text:list>
        </text:list-item>
      </text:list>
      <text:p text:style-name="P4"/>
      <text:list xml:id="list310406714" text:continue-numbering="true" text:style-name="L1">
        <text:list-item>
          <text:p text:style-name="P3">Rebuild model tables (discard all contents)</text:p>
        </text:list-item>
      </text:list>
      <text:p text:style-name="P1">manage.py sqlclear</text:p>
      <text:p text:style-name="P1">manage.py syncdb</text:p>
      <text:p text:style-name="P1"/>
      <text:list xml:id="list1127321605" text:continue-numbering="true" text:style-name="L1">
        <text:list-item>
          <text:p text:style-name="P3">web host provider</text:p>
        </text:list-item>
      </text:list>
      <text:p text:style-name="P4">Canadian Web Hosting</text:p>
      <text:p text:style-name="P4"/>
      <text:list xml:id="list2152939371" text:continue-numbering="true" text:style-name="L1">
        <text:list-item>
          <text:p text:style-name="P3">domain name</text:p>
        </text:list-item>
      </text:list>
      <text:p text:style-name="P4">willingdonheightschurch.net</text:p>
      <text:p text:style-name="P8">IP = 67.231.30.179</text:p>
      <text:p text:style-name="P9"/>
      <text:p text:style-name="P4"><text:a xlink:type="simple" xlink:href="http://www.cacloud.com/" office:target-frame-name="_blank" xlink:show="new" text:style-name="Internet_20_link" text:visited-style-name="Visited_20_Internet_20_Link"><text:span text:style-name="T8">http://www.cacloud.com</text:span></text:a></text:p>
      <text:p text:style-name="P6"><text:a xlink:type="simple" xlink:href="https://www.cacloud.com/panel/index.php?/clientarea/" text:style-name="Internet_20_link" text:visited-style-name="Visited_20_Internet_20_Link"><text:span text:style-name="T3">https://www.cacloud.com/panel/index.php?/clientarea/</text:span></text:a></text:p>
      <text:p text:style-name="P7"/>
      <text:list xml:id="list1859498064" text:continue-numbering="true" text:style-name="L1">
        <text:list-item>
          <text:p text:style-name="P3">User info</text:p>
        </text:list-item>
      </text:list>
      <text:p text:style-name="P4">root RRMar28-whuc</text:p>
      <text:p text:style-name="P4">whuc_staff whuc_may05</text:p>
      <text:p text:style-name="P4"/>
      <text:list xml:id="list613904827" text:continue-numbering="true" text:style-name="L1">
        <text:list-item>
          <text:p text:style-name="P3">End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imes" svg:font-family="Times"/>
    <style:font-face style:name="Times New Roman" svg:font-family="'Times New Roman'"/>
    <style:font-face style:name="monospace" svg:font-family="monospace"/>
    <style:font-face style:name="Times New Roman1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Unix OpenOffice.org_project/410m18$Build-9764</meta:generator>
    <meta:initial-creator>Russell Redman</meta:initial-creator>
    <dc:date>2014-07-12T16:38:32</dc:date>
    <dc:creator>Russell Redman</dc:creator>
    <meta:editing-duration>PT53M9S</meta:editing-duration>
    <meta:editing-cycles>3</meta:editing-cycles>
    <meta:document-statistic meta:table-count="0" meta:image-count="0" meta:object-count="0" meta:page-count="1" meta:paragraph-count="30" meta:word-count="107" meta:character-count="910"/>
  </office:meta>
</office:document-meta>
</file>